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9年30-70歲四大非傳染病之死亡機率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死因別</text:p>
          </table:table-cell>
          <table:table-cell office:value-type="string" table:style-name="ce1">
            <text:p>合計 (%)</text:p>
          </table:table-cell>
          <table:table-cell office:value-type="string" table:style-name="ce1">
            <text:p>男性 (%)</text:p>
          </table:table-cell>
          <table:table-cell office:value-type="string" table:style-name="ce1">
            <text:p>女性 (%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合計</text:p>
          </table:table-cell>
          <table:table-cell office:value-type="float" office:value="12.8" table:style-name="ce1">
            <text:p>12.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惡性腫瘤</text:p>
          </table:table-cell>
          <table:table-cell office:value-type="float" office:value="8" table:style-name="ce1">
            <text:p>8</text:p>
          </table:table-cell>
          <table:table-cell office:value-type="float" office:value="10.4" table:style-name="ce1">
            <text:p>10.4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心血管疾病</text:p>
          </table:table-cell>
          <table:table-cell office:value-type="float" office:value="3.6" table:style-name="ce1">
            <text:p>3.6</text:p>
          </table:table-cell>
          <table:table-cell office:value-type="float" office:value="5.3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糖尿病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慢性呼吸道疾病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DEBF7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9E1F2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DD7EE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4C6E7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9BC2E6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4B08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9C9C9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FFD966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8EA9DB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A9D08E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5B9BD5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4472C4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曉潔@資訊小組</meta:initial-creator>
    <dc:creator>陳曉潔@資訊小組</dc:creator>
    <meta:creation-date>2020-05-27T06:48:05Z</meta:creation-date>
    <dc:date>2020-05-27T06:48:06Z</dc:date>
  </office:meta>
</office:document-meta>
</file>